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062" officeooo:paragraph-rsid="001ad062"/>
    </style:style>
    <style:style style:name="P2" style:family="paragraph" style:parent-style-name="Standard">
      <style:text-properties officeooo:rsid="001be552" officeooo:paragraph-rsid="001be552"/>
    </style:style>
    <style:style style:name="P3" style:family="paragraph" style:parent-style-name="Standard">
      <style:text-properties officeooo:rsid="001e3c3c" officeooo:paragraph-rsid="001e3c3c"/>
    </style:style>
    <style:style style:name="P4" style:family="paragraph" style:parent-style-name="Standard">
      <style:text-properties officeooo:rsid="001be552" officeooo:paragraph-rsid="001be552"/>
    </style:style>
    <style:style style:name="T1" style:family="text">
      <style:text-properties officeooo:rsid="001ed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’ve searched both far and wide for that shining gold and glory</text:p>
      <text:p text:style-name="P1">I’ve fought through <text:span text:style-name="T1">so much danger and strife</text:span> upon the open sea</text:p>
      <text:p text:style-name="P1">I’ve seen distant lands and had rum in strange places</text:p>
      <text:p text:style-name="P1">so come see the whole world with me.</text:p>
      <text:p text:style-name="P1"/>
      <text:p text:style-name="P2">For I was lost when I was your age</text:p>
      <text:p text:style-name="P2">but I found myself, and turned a page</text:p>
      <text:p text:style-name="P2">I searched for the thing that would make me be bold, </text:p>
      <text:p text:style-name="P2">and all that I found was a treasure of gold</text:p>
      <text:p text:style-name="P2"/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6:15:43.125530272</meta:creation-date>
    <dc:date>2022-12-05T17:57:35.692704814</dc:date>
    <meta:editing-duration>P4DT38M1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8" meta:word-count="80" meta:character-count="382" meta:non-whitespace-character-count="309"/>
  </office:meta>
</office:document-meta>
</file>